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ize="18pt" style:font-size-asian="18pt" style:font-size-complex="18pt" fo:font-weight="bold" style:font-weight-asian="bold" style:font-weight-complex="bold"/>
    </style:style>
    <style:style style:name="T1_14" style:family="text">
      <style:text-properties fo:font-size="18pt" style:font-size-asian="18pt" style:font-size-complex="18pt" fo:font-weight="bold" style:font-weight-asian="bold" style:font-weight-complex="bold"/>
    </style:style>
    <style:style style:name="T1_15" style:family="text">
      <style:text-properties fo:font-size="18pt" style:font-size-asian="18pt" style:font-size-complex="18pt" fo:font-weight="bold" style:font-weight-asian="bold" style:font-weight-complex="bold"/>
    </style:style>
    <style:style style:name="T1_16" style:family="text">
      <style:text-properties fo:font-size="18pt" style:font-size-asian="18pt" style:font-size-complex="18pt" fo:font-weight="bold" style:font-weight-asian="bold" style:font-weight-complex="bold"/>
    </style:style>
    <style:style style:name="T1_17" style:family="text">
      <style:text-properties fo:font-size="18pt" style:font-size-asian="18pt" style:font-size-complex="18pt" fo:font-weight="bold" style:font-weight-asian="bold" style:font-weight-complex="bold"/>
    </style:style>
    <style:style style:name="T1_18" style:family="text">
      <style:text-properties fo:font-size="18pt" style:font-size-asian="18pt" style:font-size-complex="18pt" fo:font-weight="bold" style:font-weight-asian="bold" style:font-weight-complex="bold"/>
    </style:style>
    <style:style style:name="T1_19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T3_6" style:family="text">
      <style:text-properties fo:font-size="14pt" style:font-size-asian="14pt" style:font-size-complex="14pt" fo:font-weight="bold" style:font-weight-asian="bold" style:font-weight-complex="bold"/>
    </style:style>
    <style:style style:name="T3_7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15.319cm"/>
    </style:style>
    <style:style style:name="Column2" style:family="table-column">
      <style:table-column-properties style:column-width="1.19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5.319cm"/>
    </style:style>
    <style:style style:name="Column4" style:family="table-column">
      <style:table-column-properties style:column-width="1.191cm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15.319cm"/>
    </style:style>
    <style:style style:name="Column6" style:family="table-column">
      <style:table-column-properties style:column-width="1.191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2pt" style:font-size-asian="12pt" style:font-size-complex="12pt" fo:font-weight="bold" style:font-weight-asian="bold" style:font-weight-complex="bold"/>
    </style:style>
    <style:style style:name="T54_2" style:family="text">
      <style:text-properties fo:font-size="12pt" style:font-size-asian="12pt" style:font-size-complex="12pt" fo:font-weight="bold" style:font-weight-asian="bold" style:font-weight-complex="bold"/>
    </style:style>
    <style:style style:name="T54_3" style:family="text">
      <style:text-properties fo:font-size="12pt" style:font-size-asian="12pt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15.319cm"/>
    </style:style>
    <style:style style:name="Column8" style:family="table-column">
      <style:table-column-properties style:column-width="1.191cm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6.51cm" fo:margin-left="0cm"/>
    </style:style>
    <style:style style:name="Column9" style:family="table-column">
      <style:table-column-properties style:column-width="15.319cm"/>
    </style:style>
    <style:style style:name="Column10" style:family="table-column">
      <style:table-column-properties style:column-width="1.191cm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</style:style>
    <style:style style:name="Table6" style:family="table">
      <style:table-properties table:align="left" style:width="16.51cm" fo:margin-left="0cm"/>
    </style:style>
    <style:style style:name="Column11" style:family="table-column">
      <style:table-column-properties style:column-width="15.319cm"/>
    </style:style>
    <style:style style:name="Column12" style:family="table-column">
      <style:table-column-properties style:column-width="1.191cm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2pt" style:font-size-asian="12pt" style:font-size-complex="12pt"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weight="bold" style:font-weight-asian="bold" style:font-weight-complex="bold"/>
    </style:style>
    <style:style style:name="T100_2" style:family="text">
      <style:text-properties fo:font-weight="bold" style:font-weight-asian="bold" style:font-weight-complex="bold"/>
    </style:style>
    <style:style style:name="T100_3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</style:style>
    <style:style style:name="Table7" style:family="table">
      <style:table-properties table:align="left" style:width="16.51cm" fo:margin-left="0cm"/>
    </style:style>
    <style:style style:name="Column13" style:family="table-column">
      <style:table-column-properties style:column-width="15.319cm"/>
    </style:style>
    <style:style style:name="Column14" style:family="table-column">
      <style:table-column-properties style:column-width="1.191cm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weight="bold" style:font-weight-asian="bold" style:font-weight-complex="bold"/>
    </style:style>
    <style:style style:name="T111_2" style:family="text">
      <style:text-properties fo:font-weight="bold" style:font-weight-asian="bold" style:font-weight-complex="bold"/>
    </style:style>
    <style:style style:name="T111_3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51cm" fo:margin-left="0cm"/>
    </style:style>
    <style:style style:name="Column15" style:family="table-column">
      <style:table-column-properties style:column-width="15.319cm"/>
    </style:style>
    <style:style style:name="Column16" style:family="table-column">
      <style:table-column-properties style:column-width="1.191cm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6.51cm" fo:margin-left="0cm"/>
    </style:style>
    <style:style style:name="Column17" style:family="table-column">
      <style:table-column-properties style:column-width="15.319cm"/>
    </style:style>
    <style:style style:name="Column18" style:family="table-column">
      <style:table-column-properties style:column-width="1.191cm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weight="bold" style:font-weight-asian="bold" style:font-weight-complex="bold"/>
    </style:style>
    <style:style style:name="T143_2" style:family="text">
      <style:text-properties fo:font-weight="bold" style:font-weight-asian="bold" style:font-weight-complex="bold"/>
    </style:style>
    <style:style style:name="T143_3" style:family="text">
      <style:text-properties fo:font-weight="bold" style:font-weight-asian="bold" style:font-weight-complex="bold"/>
    </style:style>
    <style:style style:name="T143_4" style:family="text">
      <style:text-properties fo:font-weight="bold" style:font-weight-asian="bold" style:font-weight-complex="bold"/>
    </style:style>
    <style:style style:name="T143_5" style:family="tex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style:writing-mode="lr-tb"/>
    </style:style>
    <style:style style:name="Table10" style:family="table">
      <style:table-properties table:align="left" style:width="16.51cm" fo:margin-left="0cm"/>
    </style:style>
    <style:style style:name="Column19" style:family="table-column">
      <style:table-column-properties style:column-width="15.319cm"/>
    </style:style>
    <style:style style:name="Column20" style:family="table-column">
      <style:table-column-properties style:column-width="1.191cm"/>
    </style:style>
    <style:style style:name="Row54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To</text:span><text:span text:style-name="T1_2"><text:s/></text:span><text:span text:style-name="T1_3">do</text:span><text:span text:style-name="T1_4"><text:s/></text:span><text:span text:style-name="T1_5">or</text:span><text:span text:style-name="T1_6"><text:s/></text:span><text:span text:style-name="T1_7">not</text:span><text:span text:style-name="T1_8"><text:s/></text:span><text:span text:style-name="T1_9">to</text:span><text:span text:style-name="T1_10"><text:s/></text:span><text:span text:style-name="T1_11">do</text:span><text:span text:style-name="T1_12">,<text:s/></text:span><text:span text:style-name="T1_13">that</text:span><text:span text:style-name="T1_14">'</text:span><text:span text:style-name="T1_15">s</text:span><text:span text:style-name="T1_16"><text:s/></text:span><text:span text:style-name="T1_17">the</text:span><text:span text:style-name="T1_18"><text:s/></text:span><text:span text:style-name="T1_19">question</text:span></text:p>
      <text:p text:style-name="P2"/>
      <text:p text:style-name="P3"><text:span text:style-name="T3_1">Pisi</text:span><text:span text:style-name="T3_2"><text:s/></text:span><text:span text:style-name="T3_3">Linux</text:span><text:span text:style-name="T3_4"><text:s/></text:span><text:span text:style-name="T3_5">ToDo</text:span><text:span text:style-name="T3_6"><text:s/></text:span><text:span text:style-name="T3_7">List</text:span></text:p>
      <text:p text:style-name="P4"/>
      <text:p text:style-name="P5"><text:span text:style-name="T5_1">Oversight</text:span></text:p>
      <text:p text:style-name="P6"/>
      <text:p text:style-name="P7"><text:span text:style-name="T7_1">Technical</text:span><text:span text:style-name="T7_2"><text:s/></text:span><text:span text:style-name="T7_3">Board</text:span></text:p>
      <text:p text:style-name="P8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Select</text:span><text:span text:style-name="T9_2"><text:s/></text:span><text:span text:style-name="T9_3">the</text:span><text:span text:style-name="T9_4"><text:s/></text:span><text:span text:style-name="T9_5">packages</text:span><text:span text:style-name="T9_6"><text:s/></text:span><text:span text:style-name="T9_7">for</text:span><text:span text:style-name="T9_8"><text:s/></text:span><text:span text:style-name="T9_9">the</text:span><text:span text:style-name="T9_10"><text:s/></text:span><text:span text:style-name="T9_11">core</text:span><text:span text:style-name="T9_12"><text:s/></text:span><text:span text:style-name="T9_13">repo</text:span><text:span text:style-name="T9_14"><text:s/></text:span></text:p>
          </table:table-cell>
          <table:table-cell table:style-name="Cell2">
            <text:p text:style-name="P10"/>
          </table:table-cell>
        </table:table-row>
        <table:table-row table:style-name="Row2">
          <table:table-cell table:style-name="Cell3">
            <text:p text:style-name="P11"><text:span text:style-name="T11_1">Split</text:span><text:span text:style-name="T11_2"><text:s/></text:span><text:span text:style-name="T11_3">the</text:span><text:span text:style-name="T11_4"><text:s/></text:span><text:span text:style-name="T11_5">Pisi</text:span><text:span text:style-name="T11_6"><text:s/></text:span><text:span text:style-name="T11_7">Linux</text:span><text:span text:style-name="T11_8"><text:s/></text:span><text:span text:style-name="T11_9">Github</text:span><text:span text:style-name="T11_10"><text:s/></text:span><text:span text:style-name="T11_11">repo</text:span><text:span text:style-name="T11_12"><text:s/></text:span><text:span text:style-name="T11_13">in</text:span><text:span text:style-name="T11_14"><text:s/></text:span><text:span text:style-name="T11_15">core</text:span><text:span text:style-name="T11_16"><text:s/></text:span><text:span text:style-name="T11_17">and</text:span><text:span text:style-name="T11_18"><text:s/></text:span><text:span text:style-name="T11_19">extra</text:span><text:span text:style-name="T11_20"><text:s/></text:span><text:span text:style-name="T11_21">repo</text:span></text:p>
          </table:table-cell>
          <table:table-cell table:style-name="Cell4">
            <text:p text:style-name="P12"/>
          </table:table-cell>
        </table:table-row>
        <table:table-row table:style-name="Row3">
          <table:table-cell table:style-name="Cell5">
            <text:p text:style-name="P13"><text:span text:style-name="T13_1">Describe</text:span><text:span text:style-name="T13_2"><text:s/></text:span><text:span text:style-name="T13_3">how</text:span><text:span text:style-name="T13_4"><text:s/></text:span><text:span text:style-name="T13_5">many</text:span><text:span text:style-name="T13_6"><text:s/></text:span><text:span text:style-name="T13_7">update</text:span><text:span text:style-name="T13_8"><text:s/></text:span><text:span text:style-name="T13_9">releases</text:span><text:span text:style-name="T13_10"><text:s/></text:span><text:span text:style-name="T13_11">for</text:span><text:span text:style-name="T13_12"><text:s/></text:span><text:span text:style-name="T13_13">Pisi</text:span><text:span text:style-name="T13_14"><text:s/></text:span><text:span text:style-name="T13_15">Linux</text:span><text:span text:style-name="T13_16"><text:s/>1.0</text:span></text:p>
          </table:table-cell>
          <table:table-cell table:style-name="Cell6">
            <text:p text:style-name="P14"/>
          </table:table-cell>
        </table:table-row>
        <table:table-row table:style-name="Row4">
          <table:table-cell table:style-name="Cell7">
            <text:p text:style-name="P15"><text:span text:style-name="T15_1">New</text:span><text:span text:style-name="T15_2"><text:s/></text:span><text:span text:style-name="T15_3">package</text:span><text:span text:style-name="T15_4"><text:s/></text:span><text:span text:style-name="T15_5">procedure</text:span><text:span text:style-name="T15_6">,<text:s/></text:span><text:span text:style-name="T15_7">update</text:span><text:span text:style-name="T15_8"><text:s/></text:span><text:span text:style-name="T15_9">package</text:span><text:span text:style-name="T15_10"><text:s/></text:span><text:span text:style-name="T15_11">procedure</text:span></text:p>
          </table:table-cell>
          <table:table-cell table:style-name="Cell8">
            <text:p text:style-name="P16"/>
          </table:table-cell>
        </table:table-row>
        <table:table-row table:style-name="Row5">
          <table:table-cell table:style-name="Cell9">
            <text:p text:style-name="P17"><text:span text:style-name="T17_1">Technical</text:span><text:span text:style-name="T17_2"><text:s/></text:span><text:span text:style-name="T17_3">board</text:span><text:span text:style-name="T17_4"><text:s/></text:span><text:span text:style-name="T17_5">meetings</text:span></text:p>
          </table:table-cell>
          <table:table-cell table:style-name="Cell10">
            <text:p text:style-name="P18"/>
          </table:table-cell>
        </table:table-row>
        <table:table-row table:style-name="Row6">
          <table:table-cell table:style-name="Cell11">
            <text:p text:style-name="P19"><text:span text:style-name="T19_1">Roadmap</text:span><text:span text:style-name="T19_2"><text:s/></text:span><text:span text:style-name="T19_3">to</text:span><text:span text:style-name="T19_4"><text:s/></text:span><text:span text:style-name="T19_5">Pisi</text:span><text:span text:style-name="T19_6"><text:s/></text:span><text:span text:style-name="T19_7">Linux</text:span><text:span text:style-name="T19_8"><text:s/>2.0</text:span></text:p>
          </table:table-cell>
          <table:table-cell table:style-name="Cell12">
            <text:p text:style-name="P20"/>
          </table:table-cell>
        </table:table-row>
        <table:table-row table:style-name="Row7">
          <table:table-cell table:style-name="Cell13">
            <text:p text:style-name="P21"><text:span text:style-name="T21_1">?</text:span></text:p>
          </table:table-cell>
          <table:table-cell table:style-name="Cell14">
            <text:p text:style-name="P22"/>
          </table:table-cell>
        </table:table-row>
      </table:table>
      <text:p text:style-name="P23"/>
      <text:p text:style-name="P24"><text:span text:style-name="T24_1">Project</text:span><text:span text:style-name="T24_2"><text:s/></text:span><text:span text:style-name="T24_3">Coordinator</text:span></text:p>
      <text:p text:style-name="P25"/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26"><text:span text:style-name="T26_1">Arrange</text:span><text:span text:style-name="T26_2"><text:s/></text:span><text:span text:style-name="T26_3">meeting</text:span><text:span text:style-name="T26_4"><text:s/></text:span><text:span text:style-name="T26_5">structure</text:span><text:span text:style-name="T26_6"><text:s/></text:span><text:span text:style-name="T26_7">for</text:span><text:span text:style-name="T26_8"><text:s/></text:span><text:span text:style-name="T26_9">Pisi</text:span><text:span text:style-name="T26_10"><text:s/></text:span><text:span text:style-name="T26_11">Linux</text:span><text:span text:style-name="T26_12"><text:s/></text:span><text:span text:style-name="T26_13">teams</text:span></text:p>
          </table:table-cell>
          <table:table-cell table:style-name="Cell16">
            <text:p text:style-name="P27"/>
          </table:table-cell>
        </table:table-row>
        <table:table-row table:style-name="Row9">
          <table:table-cell table:style-name="Cell17">
            <text:p text:style-name="P28"><text:span text:style-name="T28_1">Coordinate</text:span><text:span text:style-name="T28_2"><text:s/></text:span><text:span text:style-name="T28_3">Technical</text:span><text:span text:style-name="T28_4"><text:s/></text:span><text:span text:style-name="T28_5">Board</text:span><text:span text:style-name="T28_6"><text:s/></text:span><text:span text:style-name="T28_7">and</text:span><text:span text:style-name="T28_8"><text:s/></text:span><text:span text:style-name="T28_9">Team</text:span><text:span text:style-name="T28_10"><text:s/></text:span><text:span text:style-name="T28_11">Leaders</text:span><text:span text:style-name="T28_12"><text:s/></text:span><text:span text:style-name="T28_13">meetings</text:span></text:p>
          </table:table-cell>
          <table:table-cell table:style-name="Cell18">
            <text:p text:style-name="P29"/>
          </table:table-cell>
        </table:table-row>
        <table:table-row table:style-name="Row10">
          <table:table-cell table:style-name="Cell19">
            <text:p text:style-name="P30"><text:span text:style-name="T30_1">Developing</text:span><text:span text:style-name="T30_2"><text:s/></text:span><text:span text:style-name="T30_3">Pisi</text:span><text:span text:style-name="T30_4"><text:s/></text:span><text:span text:style-name="T30_5">Linux</text:span><text:span text:style-name="T30_6"><text:s/></text:span><text:span text:style-name="T30_7">strategies</text:span></text:p>
          </table:table-cell>
          <table:table-cell table:style-name="Cell20">
            <text:p text:style-name="P31"/>
          </table:table-cell>
        </table:table-row>
        <table:table-row table:style-name="Row11">
          <table:table-cell table:style-name="Cell21">
            <text:p text:style-name="P32"><text:span text:style-name="T32_1">Administrative</text:span><text:span text:style-name="T32_2"><text:s/></text:span><text:span text:style-name="T32_3">duties</text:span></text:p>
          </table:table-cell>
          <table:table-cell table:style-name="Cell22">
            <text:p text:style-name="P33"/>
          </table:table-cell>
        </table:table-row>
        <table:table-row table:style-name="Row12">
          <table:table-cell table:style-name="Cell23">
            <text:p text:style-name="P34"><text:span text:style-name="T34_1">?</text:span></text:p>
          </table:table-cell>
          <table:table-cell table:style-name="Cell24">
            <text:p text:style-name="P35"/>
          </table:table-cell>
        </table:table-row>
      </table:table>
      <text:p text:style-name="P36"/>
      <text:p text:style-name="P37"><text:span text:style-name="T37_1">Team</text:span><text:span text:style-name="T37_2"><text:s/></text:span><text:span text:style-name="T37_3">Leaders</text:span></text:p>
      <text:p text:style-name="P38"/>
      <table:table table:style-name="Table3">
        <table:table-column table:style-name="Column5"/>
        <table:table-column table:style-name="Column6"/>
        <table:table-row table:style-name="Row13">
          <table:table-cell table:style-name="Cell25">
            <text:p text:style-name="P39"><text:span text:style-name="T39_1">Team</text:span><text:span text:style-name="T39_2"><text:s/></text:span><text:span text:style-name="T39_3">Leaders</text:span><text:span text:style-name="T39_4"><text:s/></text:span><text:span text:style-name="T39_5">meetings</text:span></text:p>
          </table:table-cell>
          <table:table-cell table:style-name="Cell26">
            <text:p text:style-name="P40"/>
          </table:table-cell>
        </table:table-row>
        <table:table-row table:style-name="Row14">
          <table:table-cell table:style-name="Cell27">
            <text:p text:style-name="P41"><text:span text:style-name="T41_1">Communicate</text:span><text:span text:style-name="T41_2"><text:s/></text:span><text:span text:style-name="T41_3">with</text:span><text:span text:style-name="T41_4"><text:s/></text:span><text:span text:style-name="T41_5">team</text:span><text:span text:style-name="T41_6">,<text:s/></text:span><text:span text:style-name="T41_7">listen</text:span><text:span text:style-name="T41_8"><text:s/></text:span><text:span text:style-name="T41_9">to</text:span><text:span text:style-name="T41_10"><text:s/></text:span><text:span text:style-name="T41_11">feedback</text:span></text:p>
          </table:table-cell>
          <table:table-cell table:style-name="Cell28">
            <text:p text:style-name="P42"/>
          </table:table-cell>
        </table:table-row>
        <table:table-row table:style-name="Row15">
          <table:table-cell table:style-name="Cell29">
            <text:p text:style-name="P43"><text:span text:style-name="T43_1">Develop</text:span><text:span text:style-name="T43_2"><text:s/></text:span><text:span text:style-name="T43_3">team</text:span><text:span text:style-name="T43_4"><text:s/></text:span><text:span text:style-name="T43_5">strategy</text:span></text:p>
          </table:table-cell>
          <table:table-cell table:style-name="Cell30">
            <text:p text:style-name="P44"/>
          </table:table-cell>
        </table:table-row>
        <table:table-row table:style-name="Row16">
          <table:table-cell table:style-name="Cell31">
            <text:p text:style-name="P45"><text:span text:style-name="T45_1">Manage</text:span><text:span text:style-name="T45_2"><text:s/></text:span><text:span text:style-name="T45_3">the</text:span><text:span text:style-name="T45_4"><text:s/></text:span><text:span text:style-name="T45_5">flow</text:span><text:span text:style-name="T45_6"><text:s/></text:span><text:span text:style-name="T45_7">of</text:span><text:span text:style-name="T45_8"><text:s/></text:span><text:span text:style-name="T45_9">day</text:span><text:span text:style-name="T45_10">-</text:span><text:span text:style-name="T45_11">to</text:span><text:span text:style-name="T45_12">-</text:span><text:span text:style-name="T45_13">day</text:span><text:span text:style-name="T45_14"><text:s/></text:span><text:span text:style-name="T45_15">team</text:span><text:span text:style-name="T45_16"><text:s/></text:span><text:span text:style-name="T45_17">operations</text:span><text:span text:style-name="T45_18"><text:s/></text:span></text:p>
          </table:table-cell>
          <table:table-cell table:style-name="Cell32">
            <text:p text:style-name="P46"/>
          </table:table-cell>
        </table:table-row>
        <table:table-row table:style-name="Row17">
          <table:table-cell table:style-name="Cell33">
            <text:p text:style-name="P47"><text:span text:style-name="T47_1">Report</text:span><text:span text:style-name="T47_2"><text:s/></text:span><text:span text:style-name="T47_3">progress</text:span></text:p>
          </table:table-cell>
          <table:table-cell table:style-name="Cell34">
            <text:p text:style-name="P48"/>
          </table:table-cell>
        </table:table-row>
        <table:table-row table:style-name="Row18">
          <table:table-cell table:style-name="Cell35">
            <text:p text:style-name="P49"><text:span text:style-name="T49_1">?</text:span></text:p>
          </table:table-cell>
          <table:table-cell table:style-name="Cell36">
            <text:p text:style-name="P50"/>
          </table:table-cell>
        </table:table-row>
      </table:table>
      <text:p text:style-name="P51"/>
      <text:p text:style-name="P52"><text:span text:style-name="T52_1">Development</text:span></text:p>
      <text:p text:style-name="P53"/>
      <text:p text:style-name="P54"><text:span text:style-name="T54_1">Packaging</text:span><text:span text:style-name="T54_2"><text:s/></text:span><text:span text:style-name="T54_3">team</text:span></text:p>
      <text:p text:style-name="P55"/>
      <table:table table:style-name="Table4">
        <table:table-column table:style-name="Column7"/>
        <table:table-column table:style-name="Column8"/>
        <table:table-row table:style-name="Row19">
          <table:table-cell table:style-name="Cell37">
            <text:p text:style-name="P56"><text:span text:style-name="T56_1">Make</text:span><text:span text:style-name="T56_2"><text:s/></text:span><text:span text:style-name="T56_3">list</text:span><text:span text:style-name="T56_4"><text:s/></text:span><text:span text:style-name="T56_5">essential</text:span><text:span text:style-name="T56_6"><text:s/></text:span><text:span text:style-name="T56_7">extra</text:span><text:span text:style-name="T56_8"><text:s/></text:span><text:span text:style-name="T56_9">repo</text:span><text:span text:style-name="T56_10"><text:s/></text:span><text:span text:style-name="T56_11">packages</text:span></text:p>
          </table:table-cell>
          <table:table-cell table:style-name="Cell38">
            <text:p text:style-name="P57"/>
          </table:table-cell>
        </table:table-row>
        <table:table-row table:style-name="Row20">
          <table:table-cell table:style-name="Cell39">
            <text:p text:style-name="P58"><text:span text:style-name="T58_1">Develop</text:span><text:span text:style-name="T58_2"><text:s/></text:span><text:span text:style-name="T58_3">team</text:span><text:span text:style-name="T58_4"><text:s/></text:span><text:span text:style-name="T58_5">strategy</text:span></text:p>
          </table:table-cell>
          <table:table-cell table:style-name="Cell40">
            <text:p text:style-name="P59"/>
          </table:table-cell>
        </table:table-row>
        <table:table-row table:style-name="Row21">
          <table:table-cell table:style-name="Cell41">
            <text:p text:style-name="P60"><text:span text:style-name="T60_1">New</text:span><text:span text:style-name="T60_2">,<text:s/></text:span><text:span text:style-name="T60_3">update</text:span><text:span text:style-name="T60_4"><text:s/></text:span><text:span text:style-name="T60_5">packages</text:span><text:span text:style-name="T60_6"><text:s/></text:span><text:span text:style-name="T60_7">according</text:span><text:span text:style-name="T60_8"><text:s/></text:span><text:span text:style-name="T60_9">the</text:span><text:span text:style-name="T60_10"><text:s/></text:span><text:span text:style-name="T60_11">procedure</text:span><text:span text:style-name="T60_12"><text:s/></text:span></text:p>
          </table:table-cell>
          <table:table-cell table:style-name="Cell42">
            <text:p text:style-name="P61"/>
          </table:table-cell>
        </table:table-row>
        <table:table-row table:style-name="Row22">
          <table:table-cell table:style-name="Cell43">
            <text:p text:style-name="P62"><text:span text:style-name="T62_1">?</text:span></text:p>
          </table:table-cell>
          <table:table-cell table:style-name="Cell44">
            <text:p text:style-name="P63"/>
          </table:table-cell>
        </table:table-row>
      </table:table>
      <text:p text:style-name="P64"/>
      <text:p text:style-name="P65"><text:span text:style-name="T65_1">QA</text:span><text:span text:style-name="T65_2">/</text:span><text:span text:style-name="T65_3">Testing</text:span><text:span text:style-name="T65_4"><text:s/></text:span><text:span text:style-name="T65_5">Team</text:span></text:p>
      <text:p text:style-name="P66"/>
      <table:table table:style-name="Table5">
        <table:table-column table:style-name="Column9"/>
        <table:table-column table:style-name="Column10"/>
        <table:table-row table:style-name="Row23">
          <table:table-cell table:style-name="Cell45">
            <text:p text:style-name="P67"><text:span text:style-name="T67_1">Create</text:span><text:span text:style-name="T67_2"><text:s/></text:span><text:span text:style-name="T67_3">Testing</text:span><text:span text:style-name="T67_4"><text:s/></text:span><text:span text:style-name="T67_5">procedure</text:span><text:span text:style-name="T67_6"><text:s/></text:span></text:p>
          </table:table-cell>
          <table:table-cell table:style-name="Cell46">
            <text:p text:style-name="P68"/>
          </table:table-cell>
        </table:table-row>
        <table:table-row table:style-name="Row24">
          <table:table-cell table:style-name="Cell47">
            <text:p text:style-name="P69"><text:span text:style-name="T69_1">Setup</text:span><text:span text:style-name="T69_2"><text:s/></text:span><text:span text:style-name="T69_3">and</text:span><text:span text:style-name="T69_4"><text:s/></text:span><text:span text:style-name="T69_5">fill</text:span><text:span text:style-name="T69_6"><text:s/></text:span><text:span text:style-name="T69_7">Github</text:span><text:span text:style-name="T69_8"><text:s/></text:span><text:span text:style-name="T69_9">for</text:span><text:span text:style-name="T69_10"><text:s/></text:span><text:span text:style-name="T69_11">issues</text:span><text:span text:style-name="T69_12"><text:s/></text:span><text:span text:style-name="T69_13">and</text:span><text:span text:style-name="T69_14"><text:s/></text:span><text:span text:style-name="T69_15">requests</text:span></text:p>
          </table:table-cell>
          <table:table-cell table:style-name="Cell48">
            <text:p text:style-name="P70"/>
          </table:table-cell>
        </table:table-row>
        <table:table-row table:style-name="Row25">
          <table:table-cell table:style-name="Cell49">
            <text:p text:style-name="P71"><text:span text:style-name="T71_1">Test</text:span><text:span text:style-name="T71_2"><text:s/></text:span><text:span text:style-name="T71_3">packages</text:span><text:span text:style-name="T71_4"><text:s/></text:span><text:span text:style-name="T71_5">according</text:span><text:span text:style-name="T71_6"><text:s/></text:span><text:span text:style-name="T71_7">the</text:span><text:span text:style-name="T71_8"><text:s/></text:span><text:span text:style-name="T71_9">procedure</text:span><text:span text:style-name="T71_10"><text:s/></text:span></text:p>
          </table:table-cell>
          <table:table-cell table:style-name="Cell50">
            <text:p text:style-name="P72"/>
          </table:table-cell>
        </table:table-row>
        <table:table-row table:style-name="Row26">
          <table:table-cell table:style-name="Cell51">
            <text:p text:style-name="P73"><text:span text:style-name="T73_1">Develop</text:span><text:span text:style-name="T73_2"><text:s/></text:span><text:span text:style-name="T73_3">team</text:span><text:span text:style-name="T73_4"><text:s/></text:span><text:span text:style-name="T73_5">strategy</text:span></text:p>
          </table:table-cell>
          <table:table-cell table:style-name="Cell52">
            <text:p text:style-name="P74"/>
          </table:table-cell>
        </table:table-row>
        <table:table-row table:style-name="Row27">
          <table:table-cell table:style-name="Cell53">
            <text:p text:style-name="P75"><text:span text:style-name="T75_1">?</text:span></text:p>
          </table:table-cell>
          <table:table-cell table:style-name="Cell54">
            <text:p text:style-name="P76"/>
          </table:table-cell>
        </table:table-row>
      </table:table>
      <text:p text:style-name="P77"/>
      <text:p text:style-name="P78"><text:span text:style-name="T78_1">Design</text:span><text:span text:style-name="T78_2">/</text:span><text:span text:style-name="T78_3">UX</text:span><text:span text:style-name="T78_4"><text:s/></text:span><text:span text:style-name="T78_5">Team</text:span></text:p>
      <text:p text:style-name="P79"/>
      <table:table table:style-name="Table6">
        <table:table-column table:style-name="Column11"/>
        <table:table-column table:style-name="Column12"/>
        <table:table-row table:style-name="Row28">
          <table:table-cell table:style-name="Cell55">
            <text:p text:style-name="P80"><text:span text:style-name="T80_1">Create</text:span><text:span text:style-name="T80_2"><text:s/></text:span><text:span text:style-name="T80_3">branding</text:span><text:span text:style-name="T80_4"><text:s/></text:span><text:span text:style-name="T80_5">guidelines</text:span><text:span text:style-name="T80_6">,<text:s/></text:span><text:span text:style-name="T80_7">branding</text:span><text:span text:style-name="T80_8"><text:s/></text:span><text:span text:style-name="T80_9">colors</text:span><text:span text:style-name="T80_10">,<text:s/></text:span><text:span text:style-name="T80_11">etc</text:span></text:p>
          </table:table-cell>
          <table:table-cell table:style-name="Cell56">
            <text:p text:style-name="P81"/>
          </table:table-cell>
        </table:table-row>
        <table:table-row table:style-name="Row29">
          <table:table-cell table:style-name="Cell57">
            <text:p text:style-name="P82"><text:span text:style-name="T82_1">Develop</text:span><text:span text:style-name="T82_2"><text:s/></text:span><text:span text:style-name="T82_3">new</text:span><text:span text:style-name="T82_4"><text:s/></text:span><text:span text:style-name="T82_5">official</text:span><text:span text:style-name="T82_6"><text:s/></text:span><text:span text:style-name="T82_7">new</text:span><text:span text:style-name="T82_8"><text:s/></text:span><text:span text:style-name="T82_9">Pisi</text:span><text:span text:style-name="T82_10"><text:s/></text:span><text:span text:style-name="T82_11">Linux</text:span><text:span text:style-name="T82_12"><text:s/></text:span><text:span text:style-name="T82_13">wallpapers</text:span></text:p>
          </table:table-cell>
          <table:table-cell table:style-name="Cell58">
            <text:p text:style-name="P83"/>
          </table:table-cell>
        </table:table-row>
        <table:table-row table:style-name="Row30">
          <table:table-cell table:style-name="Cell59">
            <text:p text:style-name="P84"><text:span text:style-name="T84_1">Develop</text:span><text:span text:style-name="T84_2"><text:s/></text:span><text:span text:style-name="T84_3">official</text:span><text:span text:style-name="T84_4"><text:s/></text:span><text:span text:style-name="T84_5">Pisi</text:span><text:span text:style-name="T84_6"><text:s/></text:span><text:span text:style-name="T84_7">Linux</text:span><text:span text:style-name="T84_8"><text:s/></text:span><text:span text:style-name="T84_9">iconset</text:span></text:p>
          </table:table-cell>
          <table:table-cell table:style-name="Cell60">
            <text:p text:style-name="P85"/>
          </table:table-cell>
        </table:table-row>
        <table:table-row table:style-name="Row31">
          <table:table-cell table:style-name="Cell61">
            <text:p text:style-name="P86"><text:span text:style-name="T86_1">Develop</text:span><text:span text:style-name="T86_2"><text:s/></text:span><text:span text:style-name="T86_3">Pisi</text:span><text:span text:style-name="T86_4"><text:s/></text:span><text:span text:style-name="T86_5">Linux</text:span><text:span text:style-name="T86_6"><text:s/></text:span><text:span text:style-name="T86_7">KDE</text:span><text:span text:style-name="T86_8"><text:s/></text:span><text:span text:style-name="T86_9">theme</text:span></text:p>
          </table:table-cell>
          <table:table-cell table:style-name="Cell62">
            <text:p text:style-name="P87"/>
          </table:table-cell>
        </table:table-row>
        <table:table-row table:style-name="Row32">
          <table:table-cell table:style-name="Cell63">
            <text:p text:style-name="P88"><text:span text:style-name="T88_1">Develop</text:span><text:span text:style-name="T88_2"><text:s/></text:span><text:span text:style-name="T88_3">Pisi</text:span><text:span text:style-name="T88_4"><text:s/></text:span><text:span text:style-name="T88_5">Linux</text:span><text:span text:style-name="T88_6"><text:s/></text:span><text:span text:style-name="T88_7">KDM</text:span><text:span text:style-name="T88_8"><text:s/></text:span><text:span text:style-name="T88_9">Theme</text:span></text:p>
          </table:table-cell>
          <table:table-cell table:style-name="Cell64">
            <text:p text:style-name="P89"/>
          </table:table-cell>
        </table:table-row>
        <table:table-row table:style-name="Row33">
          <table:table-cell table:style-name="Cell65">
            <text:p text:style-name="P90"><text:span text:style-name="T90_1">Develop</text:span><text:span text:style-name="T90_2"><text:s/></text:span><text:span text:style-name="T90_3">Pisi</text:span><text:span text:style-name="T90_4"><text:s/></text:span><text:span text:style-name="T90_5">Linux</text:span><text:span text:style-name="T90_6"><text:s/></text:span><text:span text:style-name="T90_7">Grub</text:span><text:span text:style-name="T90_8"><text:s/></text:span><text:span text:style-name="T90_9">theme</text:span></text:p>
          </table:table-cell>
          <table:table-cell table:style-name="Cell66">
            <text:p text:style-name="P91"/>
          </table:table-cell>
        </table:table-row>
        <table:table-row table:style-name="Row34">
          <table:table-cell table:style-name="Cell67">
            <text:p text:style-name="P92"><text:span text:style-name="T92_1">Develop</text:span><text:span text:style-name="T92_2"><text:s/></text:span><text:span text:style-name="T92_3">official</text:span><text:span text:style-name="T92_4"><text:s/></text:span><text:span text:style-name="T92_5">Pisi</text:span><text:span text:style-name="T92_6"><text:s/></text:span><text:span text:style-name="T92_7">Linux</text:span><text:span text:style-name="T92_8"><text:s/></text:span><text:span text:style-name="T92_9">boot</text:span><text:span text:style-name="T92_10"><text:s/></text:span><text:span text:style-name="T92_11">theme</text:span></text:p>
          </table:table-cell>
          <table:table-cell table:style-name="Cell68">
            <text:p text:style-name="P93"/>
          </table:table-cell>
        </table:table-row>
        <table:table-row table:style-name="Row35">
          <table:table-cell table:style-name="Cell69">
            <text:p text:style-name="P94"><text:span text:style-name="T94_1">Develop</text:span><text:span text:style-name="T94_2"><text:s/></text:span><text:span text:style-name="T94_3">team</text:span><text:span text:style-name="T94_4"><text:s/></text:span><text:span text:style-name="T94_5">strategy</text:span></text:p>
          </table:table-cell>
          <table:table-cell table:style-name="Cell70">
            <text:p text:style-name="P95"/>
          </table:table-cell>
        </table:table-row>
        <table:table-row table:style-name="Row36">
          <table:table-cell table:style-name="Cell71">
            <text:p text:style-name="P96"><text:span text:style-name="T96_1">?</text:span></text:p>
          </table:table-cell>
          <table:table-cell table:style-name="Cell72">
            <text:p text:style-name="P97"/>
          </table:table-cell>
        </table:table-row>
      </table:table>
      <text:p text:style-name="P98"><text:span text:style-name="T98_1">Community</text:span></text:p>
      <text:p text:style-name="P99"/>
      <text:p text:style-name="P100"><text:span text:style-name="T100_1">Websites</text:span><text:span text:style-name="T100_2"><text:s/></text:span><text:span text:style-name="T100_3">team</text:span></text:p>
      <text:p text:style-name="P101"/>
      <table:table table:style-name="Table7">
        <table:table-column table:style-name="Column13"/>
        <table:table-column table:style-name="Column14"/>
        <table:table-row table:style-name="Row37">
          <table:table-cell table:style-name="Cell73">
            <text:p text:style-name="P102"><text:span text:style-name="T102_1">Create</text:span><text:span text:style-name="T102_2"><text:s/></text:span><text:span text:style-name="T102_3">new</text:span><text:span text:style-name="T102_4"><text:s/></text:span><text:span text:style-name="T102_5">website</text:span><text:span text:style-name="T102_6"><text:s/></text:span><text:span text:style-name="T102_7">and</text:span><text:span text:style-name="T102_8"><text:s/></text:span><text:span text:style-name="T102_9">forum</text:span><text:span text:style-name="T102_10"><text:s/></text:span><text:span text:style-name="T102_11">with</text:span><text:span text:style-name="T102_12"><text:s/></text:span><text:span text:style-name="T102_13">new</text:span><text:span text:style-name="T102_14"><text:s/></text:span><text:span text:style-name="T102_15">brandings</text:span><text:span text:style-name="T102_16"><text:s/></text:span><text:span text:style-name="T102_17">guidelines</text:span></text:p>
          </table:table-cell>
          <table:table-cell table:style-name="Cell74">
            <text:p text:style-name="P103"/>
          </table:table-cell>
        </table:table-row>
        <table:table-row table:style-name="Row38">
          <table:table-cell table:style-name="Cell75">
            <text:p text:style-name="P104"><text:span text:style-name="T104_1">Merge</text:span><text:span text:style-name="T104_2"><text:s/></text:span><text:span text:style-name="T104_3">pisilinux</text:span><text:span text:style-name="T104_4">.</text:span><text:span text:style-name="T104_5">org</text:span><text:span text:style-name="T104_6"><text:s/></text:span><text:span text:style-name="T104_7">and</text:span><text:span text:style-name="T104_8"><text:s/></text:span><text:span text:style-name="T104_9">pisilinuxworld</text:span><text:span text:style-name="T104_10">.</text:span><text:span text:style-name="T104_11">org</text:span><text:span text:style-name="T104_12"><text:s/>(</text:span><text:span text:style-name="T104_13">website</text:span><text:span text:style-name="T104_14"><text:s/></text:span><text:span text:style-name="T104_15">and</text:span><text:span text:style-name="T104_16"><text:s/></text:span><text:span text:style-name="T104_17">forum</text:span><text:span text:style-name="T104_18">)</text:span></text:p>
          </table:table-cell>
          <table:table-cell table:style-name="Cell76">
            <text:p text:style-name="P105"/>
          </table:table-cell>
        </table:table-row>
        <table:table-row table:style-name="Row39">
          <table:table-cell table:style-name="Cell77">
            <text:p text:style-name="P106"><text:span text:style-name="T106_1">Develop</text:span><text:span text:style-name="T106_2"><text:s/></text:span><text:span text:style-name="T106_3">team</text:span><text:span text:style-name="T106_4"><text:s/></text:span><text:span text:style-name="T106_5">strategy</text:span></text:p>
          </table:table-cell>
          <table:table-cell table:style-name="Cell78">
            <text:p text:style-name="P107"/>
          </table:table-cell>
        </table:table-row>
        <table:table-row table:style-name="Row40">
          <table:table-cell table:style-name="Cell79">
            <text:p text:style-name="P108"><text:span text:style-name="T108_1">?</text:span></text:p>
          </table:table-cell>
          <table:table-cell table:style-name="Cell80">
            <text:p text:style-name="P109"/>
          </table:table-cell>
        </table:table-row>
      </table:table>
      <text:p text:style-name="P110"/>
      <text:p text:style-name="P111"><text:span text:style-name="T111_1">Documentation</text:span><text:span text:style-name="T111_2"><text:s/></text:span><text:span text:style-name="T111_3">team</text:span></text:p>
      <text:p text:style-name="P112"/>
      <table:table table:style-name="Table8">
        <table:table-column table:style-name="Column15"/>
        <table:table-column table:style-name="Column16"/>
        <table:table-row table:style-name="Row41">
          <table:table-cell table:style-name="Cell81">
            <text:p text:style-name="P113"><text:span text:style-name="T113_1">Setup</text:span><text:span text:style-name="T113_2"><text:s/></text:span><text:span text:style-name="T113_3">the</text:span><text:span text:style-name="T113_4"><text:s/></text:span><text:span text:style-name="T113_5">Wiki</text:span><text:span text:style-name="T113_6"><text:s/></text:span><text:span text:style-name="T113_7">according</text:span><text:span text:style-name="T113_8"><text:s/></text:span><text:span text:style-name="T113_9">new</text:span><text:span text:style-name="T113_10"><text:s/></text:span><text:span text:style-name="T113_11">brandings</text:span></text:p>
          </table:table-cell>
          <table:table-cell table:style-name="Cell82">
            <text:p text:style-name="P114"/>
          </table:table-cell>
        </table:table-row>
        <table:table-row table:style-name="Row42">
          <table:table-cell table:style-name="Cell83">
            <text:p text:style-name="P115"><text:span text:style-name="T115_1">Write</text:span><text:span text:style-name="T115_2"><text:s/></text:span><text:span text:style-name="T115_3">documents</text:span><text:span text:style-name="T115_4"><text:s/></text:span><text:span text:style-name="T115_5">in</text:span><text:span text:style-name="T115_6"><text:s/></text:span><text:span text:style-name="T115_7">in</text:span><text:span text:style-name="T115_8"><text:s/></text:span><text:span text:style-name="T115_9">co</text:span><text:span text:style-name="T115_10">-</text:span><text:span text:style-name="T115_11">operation</text:span><text:span text:style-name="T115_12"><text:s/></text:span><text:span text:style-name="T115_13">with</text:span><text:span text:style-name="T115_14"><text:s/></text:span><text:span text:style-name="T115_15">teams</text:span></text:p>
          </table:table-cell>
          <table:table-cell table:style-name="Cell84">
            <text:p text:style-name="P116"/>
          </table:table-cell>
        </table:table-row>
        <table:table-row table:style-name="Row43">
          <table:table-cell table:style-name="Cell85">
            <text:p text:style-name="P117"><text:span text:style-name="T117_1">Develop</text:span><text:span text:style-name="T117_2"><text:s/></text:span><text:span text:style-name="T117_3">team</text:span><text:span text:style-name="T117_4"><text:s/></text:span><text:span text:style-name="T117_5">strategy</text:span></text:p>
          </table:table-cell>
          <table:table-cell table:style-name="Cell86">
            <text:p text:style-name="P118"/>
          </table:table-cell>
        </table:table-row>
        <table:table-row table:style-name="Row44">
          <table:table-cell table:style-name="Cell87">
            <text:p text:style-name="P119"><text:span text:style-name="T119_1">Use</text:span><text:span text:style-name="T119_2"><text:s/></text:span><text:span text:style-name="T119_3">Github</text:span><text:span text:style-name="T119_4"><text:s/></text:span><text:span text:style-name="T119_5">to</text:span><text:span text:style-name="T119_6"><text:s/></text:span><text:span text:style-name="T119_7">store</text:span><text:span text:style-name="T119_8"><text:s/></text:span><text:span text:style-name="T119_9">documents</text:span></text:p>
          </table:table-cell>
          <table:table-cell table:style-name="Cell88">
            <text:p text:style-name="P120"/>
          </table:table-cell>
        </table:table-row>
        <table:table-row table:style-name="Row45">
          <table:table-cell table:style-name="Cell89">
            <text:p text:style-name="P121"><text:span text:style-name="T121_1">?</text:span></text:p>
          </table:table-cell>
          <table:table-cell table:style-name="Cell90">
            <text:p text:style-name="P122"/>
          </table:table-cell>
        </table:table-row>
      </table:table>
      <text:p text:style-name="P123"/>
      <text:p text:style-name="P124"><text:span text:style-name="T124_1">Localization</text:span><text:span text:style-name="T124_2"><text:s/></text:span><text:span text:style-name="T124_3">team</text:span></text:p>
      <text:p text:style-name="P125"/>
      <table:table table:style-name="Table9">
        <table:table-column table:style-name="Column17"/>
        <table:table-column table:style-name="Column18"/>
        <table:table-row table:style-name="Row46">
          <table:table-cell table:style-name="Cell91">
            <text:p text:style-name="P126"><text:span text:style-name="T126_1">Setup</text:span><text:span text:style-name="T126_2"><text:s/></text:span><text:span text:style-name="T126_3">Transifex</text:span><text:span text:style-name="T126_4"><text:s/></text:span><text:span text:style-name="T126_5">for</text:span><text:span text:style-name="T126_6"><text:s/></text:span><text:span text:style-name="T126_7">translations</text:span><text:span text:style-name="T126_8"><text:s/>/<text:s/></text:span><text:span text:style-name="T126_9">fix</text:span><text:span text:style-name="T126_10"><text:s/></text:span><text:span text:style-name="T126_11">current</text:span><text:span text:style-name="T126_12"><text:s/></text:span><text:span text:style-name="T126_13">Pisi</text:span><text:span text:style-name="T126_14"><text:s/></text:span><text:span text:style-name="T126_15">Linux</text:span><text:span text:style-name="T126_16"><text:s/></text:span><text:span text:style-name="T126_17">account</text:span><text:span text:style-name="T126_18"><text:s/></text:span><text:span text:style-name="T126_19">with</text:span><text:span text:style-name="T126_20"><text:s/></text:span><text:span text:style-name="T126_21">making</text:span><text:span text:style-name="T126_22"><text:s/></text:span><text:span text:style-name="T126_23">tribunal</text:span><text:span text:style-name="T126_24"><text:s/></text:span><text:span text:style-name="T126_25">as</text:span><text:span text:style-name="T126_26"><text:s/></text:span><text:span text:style-name="T126_27">admin</text:span><text:span text:style-name="T126_28">.</text:span></text:p>
          </table:table-cell>
          <table:table-cell table:style-name="Cell92">
            <text:p text:style-name="P127"/>
          </table:table-cell>
        </table:table-row>
        <table:table-row table:style-name="Row47">
          <table:table-cell table:style-name="Cell93">
            <text:p text:style-name="P128"><text:span text:style-name="T128_1">Use</text:span><text:span text:style-name="T128_2"><text:s/></text:span><text:span text:style-name="T128_3">Github</text:span><text:span text:style-name="T128_4"><text:s/></text:span><text:span text:style-name="T128_5">as</text:span><text:span text:style-name="T128_6"><text:s/></text:span><text:span text:style-name="T128_7">translation</text:span><text:span text:style-name="T128_8"><text:s/></text:span><text:span text:style-name="T128_9">source</text:span><text:span text:style-name="T128_10">,<text:s/></text:span><text:span text:style-name="T128_11">including</text:span><text:span text:style-name="T128_12"><text:s/></text:span><text:span text:style-name="T128_13">files</text:span><text:span text:style-name="T128_14"><text:s/></text:span><text:span text:style-name="T128_15">of</text:span><text:span text:style-name="T128_16"><text:s/></text:span><text:span text:style-name="T128_17">Pisi</text:span><text:span text:style-name="T128_18"><text:s/></text:span><text:span text:style-name="T128_19">project</text:span><text:span text:style-name="T128_20"><text:s/></text:span><text:span text:style-name="T128_21">and</text:span><text:span text:style-name="T128_22"><text:s/></text:span><text:span text:style-name="T128_23">lines</text:span><text:span text:style-name="T128_24"><text:s/></text:span><text:span text:style-name="T128_25">from</text:span><text:span text:style-name="T128_26"><text:s/></text:span><text:span text:style-name="T128_27">the</text:span><text:span text:style-name="T128_28"><text:s/></text:span><text:span text:style-name="T128_29">official</text:span><text:span text:style-name="T128_30"><text:s/></text:span><text:span text:style-name="T128_31">site</text:span><text:span text:style-name="T128_32"><text:s/>(</text:span><text:span text:style-name="T128_33">including</text:span><text:span text:style-name="T128_34"><text:s/></text:span><text:span text:style-name="T128_35">documentation</text:span><text:span text:style-name="T128_36">)</text:span></text:p>
          </table:table-cell>
          <table:table-cell table:style-name="Cell94">
            <text:p text:style-name="P129"/>
          </table:table-cell>
        </table:table-row>
        <table:table-row table:style-name="Row48">
          <table:table-cell table:style-name="Cell95">
            <text:p text:style-name="P130"><text:span text:style-name="T130_1">Use</text:span><text:span text:style-name="T130_2"><text:s/></text:span><text:span text:style-name="T130_3">Github</text:span><text:span text:style-name="T130_4"><text:s/></text:span><text:span text:style-name="T130_5">as</text:span><text:span text:style-name="T130_6"><text:s/></text:span><text:span text:style-name="T130_7">a</text:span><text:span text:style-name="T130_8"><text:s/></text:span><text:span text:style-name="T130_9">place</text:span><text:span text:style-name="T130_10"><text:s/></text:span><text:span text:style-name="T130_11">for</text:span><text:span text:style-name="T130_12"><text:s/></text:span><text:span text:style-name="T130_13">results</text:span></text:p>
          </table:table-cell>
          <table:table-cell table:style-name="Cell96">
            <text:p text:style-name="P131"/>
          </table:table-cell>
        </table:table-row>
        <table:table-row table:style-name="Row49">
          <table:table-cell table:style-name="Cell97">
            <text:p text:style-name="P132"><text:span text:style-name="T132_1">Use</text:span><text:span text:style-name="T132_2"><text:s/></text:span><text:span text:style-name="T132_3">only</text:span><text:span text:style-name="T132_4"><text:s/></text:span><text:span text:style-name="T132_5">checked</text:span><text:span text:style-name="T132_6"><text:s/></text:span><text:span text:style-name="T132_7">translations</text:span><text:span text:style-name="T132_8"><text:s/>(</text:span><text:span text:style-name="T132_9">if</text:span><text:span text:style-name="T132_10"><text:s/></text:span><text:span text:style-name="T132_11">it</text:span><text:span text:style-name="T132_12"><text:s/></text:span><text:span text:style-name="T132_13">is</text:span><text:span text:style-name="T132_14"><text:s/></text:span><text:span text:style-name="T132_15">possible</text:span><text:span text:style-name="T132_16">)</text:span></text:p>
          </table:table-cell>
          <table:table-cell table:style-name="Cell98">
            <text:p text:style-name="P133"/>
          </table:table-cell>
        </table:table-row>
        <table:table-row table:style-name="Row50">
          <table:table-cell table:style-name="Cell99">
            <text:p text:style-name="P134"><text:span text:style-name="T134_1">Add</text:span><text:span text:style-name="T134_2"><text:s/></text:span><text:span text:style-name="T134_3">coordinator</text:span><text:span text:style-name="T134_4"><text:s/>(</text:span><text:span text:style-name="T134_5">if</text:span><text:span text:style-name="T134_6"><text:s/></text:span><text:span text:style-name="T134_7">possible</text:span><text:span text:style-name="T134_8">)<text:s/></text:span><text:span text:style-name="T134_9">to</text:span><text:span text:style-name="T134_10"><text:s/></text:span><text:span text:style-name="T134_11">every</text:span><text:span text:style-name="T134_12"><text:s/></text:span><text:span text:style-name="T134_13">language</text:span><text:span text:style-name="T134_14"><text:s/></text:span><text:span text:style-name="T134_15">is</text:span><text:span text:style-name="T134_16"><text:s/></text:span><text:span text:style-name="T134_17">being</text:span><text:span text:style-name="T134_18"><text:s/></text:span><text:span text:style-name="T134_19">used</text:span><text:span text:style-name="T134_20"><text:s/></text:span><text:span text:style-name="T134_21">to</text:span><text:span text:style-name="T134_22"><text:s/></text:span><text:span text:style-name="T134_23">check</text:span><text:span text:style-name="T134_24"><text:s/></text:span><text:span text:style-name="T134_25">translation</text:span><text:span text:style-name="T134_26"><text:s/></text:span><text:span text:style-name="T134_27">and</text:span><text:span text:style-name="T134_28"><text:s/></text:span><text:span text:style-name="T134_29">to</text:span><text:span text:style-name="T134_30"><text:s/></text:span><text:span text:style-name="T134_31">control</text:span><text:span text:style-name="T134_32"><text:s/></text:span><text:span text:style-name="T134_33">the</text:span><text:span text:style-name="T134_34"><text:s/></text:span><text:span text:style-name="T134_35">quality</text:span><text:span text:style-name="T134_36"><text:s/></text:span><text:span text:style-name="T134_37">of</text:span><text:span text:style-name="T134_38"><text:s/></text:span><text:span text:style-name="T134_39">translation</text:span><text:span text:style-name="T134_40"><text:s/>-<text:s/></text:span><text:span text:style-name="T134_41">especially</text:span><text:span text:style-name="T134_42"><text:s/></text:span><text:span text:style-name="T134_43">for</text:span><text:span text:style-name="T134_44"><text:s/></text:span><text:span text:style-name="T134_45">turkish</text:span><text:span text:style-name="T134_46">.<text:s/></text:span><text:span text:style-name="T134_47">Coordinators</text:span><text:span text:style-name="T134_48"><text:s/></text:span><text:span text:style-name="T134_49">are</text:span><text:span text:style-name="T134_50"><text:s/></text:span><text:span text:style-name="T134_51">being</text:span><text:span text:style-name="T134_52"><text:s/></text:span><text:span text:style-name="T134_53">chosen</text:span><text:span text:style-name="T134_54"><text:s/></text:span><text:span text:style-name="T134_55">by</text:span><text:span text:style-name="T134_56"><text:s/></text:span><text:span text:style-name="T134_57">admin</text:span><text:span text:style-name="T134_58">.</text:span></text:p>
          </table:table-cell>
          <table:table-cell table:style-name="Cell100">
            <text:p text:style-name="P135"/>
          </table:table-cell>
        </table:table-row>
        <table:table-row table:style-name="Row51">
          <table:table-cell table:style-name="Cell101">
            <text:p text:style-name="P136"><text:span text:style-name="T136_1">Coordinators</text:span><text:span text:style-name="T136_2"><text:s/></text:span><text:span text:style-name="T136_3">are</text:span><text:span text:style-name="T136_4"><text:s/></text:span><text:span text:style-name="T136_5">checking</text:span><text:span text:style-name="T136_6"><text:s/></text:span><text:span text:style-name="T136_7">translations</text:span><text:span text:style-name="T136_8">,<text:s/></text:span><text:span text:style-name="T136_9">moving</text:span><text:span text:style-name="T136_10"><text:s/></text:span><text:span text:style-name="T136_11">sources</text:span><text:span text:style-name="T136_12"><text:s/></text:span><text:span text:style-name="T136_13">from</text:span><text:span text:style-name="T136_14"><text:s/></text:span><text:span text:style-name="T136_15">github</text:span><text:span text:style-name="T136_16"><text:s/></text:span><text:span text:style-name="T136_17">to</text:span><text:span text:style-name="T136_18"><text:s/></text:span><text:span text:style-name="T136_19">transifex</text:span><text:span text:style-name="T136_20"><text:s/></text:span><text:span text:style-name="T136_21">and</text:span><text:span text:style-name="T136_22"><text:s/></text:span><text:span text:style-name="T136_23">moving</text:span><text:span text:style-name="T136_24"><text:s/></text:span><text:span text:style-name="T136_25">checked</text:span><text:span text:style-name="T136_26"><text:s/></text:span><text:span text:style-name="T136_27">results</text:span><text:span text:style-name="T136_28"><text:s/></text:span><text:span text:style-name="T136_29">from</text:span><text:span text:style-name="T136_30"><text:s/></text:span><text:span text:style-name="T136_31">transifex</text:span><text:span text:style-name="T136_32"><text:s/></text:span><text:span text:style-name="T136_33">to</text:span><text:span text:style-name="T136_34"><text:s/></text:span><text:span text:style-name="T136_35">github</text:span><text:span text:style-name="T136_36">.</text:span></text:p>
          </table:table-cell>
          <table:table-cell table:style-name="Cell102">
            <text:p text:style-name="P137"/>
          </table:table-cell>
        </table:table-row>
        <table:table-row table:style-name="Row52">
          <table:table-cell table:style-name="Cell103">
            <text:p text:style-name="P138"><text:span text:style-name="T138_1">If</text:span><text:span text:style-name="T138_2"><text:s/></text:span><text:span text:style-name="T138_3">hooligans</text:span><text:span text:style-name="T138_4"><text:s/></text:span><text:span text:style-name="T138_5">are</text:span><text:span text:style-name="T138_6"><text:s/></text:span><text:span text:style-name="T138_7">found</text:span><text:span text:style-name="T138_8"><text:s/></text:span><text:span text:style-name="T138_9">to</text:span><text:span text:style-name="T138_10"><text:s/></text:span><text:span text:style-name="T138_11">spoil</text:span><text:span text:style-name="T138_12"><text:s/></text:span><text:span text:style-name="T138_13">translation</text:span><text:span text:style-name="T138_14"><text:s/>-<text:s/></text:span><text:span text:style-name="T138_15">they</text:span><text:span text:style-name="T138_16"><text:s/></text:span><text:span text:style-name="T138_17">are</text:span><text:span text:style-name="T138_18"><text:s/></text:span><text:span text:style-name="T138_19">removed</text:span><text:span text:style-name="T138_20"><text:s/></text:span><text:span text:style-name="T138_21">and</text:span><text:span text:style-name="T138_22"><text:s/></text:span><text:span text:style-name="T138_23">banned</text:span><text:span text:style-name="T138_24"><text:s/></text:span><text:span text:style-name="T138_25">by</text:span><text:span text:style-name="T138_26"><text:s/></text:span><text:span text:style-name="T138_27">coordinator</text:span><text:span text:style-name="T138_28"><text:s/></text:span><text:span text:style-name="T138_29">and</text:span><text:span text:style-name="T138_30"><text:s/></text:span><text:span text:style-name="T138_31">translation</text:span><text:span text:style-name="T138_32"><text:s/></text:span><text:span text:style-name="T138_33">is</text:span><text:span text:style-name="T138_34"><text:s/></text:span><text:span text:style-name="T138_35">being</text:span><text:span text:style-name="T138_36"><text:s/></text:span><text:span text:style-name="T138_37">reverted</text:span><text:span text:style-name="T138_38"><text:s/>(</text:span><text:span text:style-name="T138_39">transifex</text:span><text:span text:style-name="T138_40"><text:s/></text:span><text:span text:style-name="T138_41">has</text:span><text:span text:style-name="T138_42"><text:s/></text:span><text:span text:style-name="T138_43">this</text:span><text:span text:style-name="T138_44"><text:s/></text:span><text:span text:style-name="T138_45">function</text:span><text:span text:style-name="T138_46">).</text:span></text:p>
          </table:table-cell>
          <table:table-cell table:style-name="Cell104">
            <text:p text:style-name="P139"/>
          </table:table-cell>
        </table:table-row>
        <table:table-row table:style-name="Row53">
          <table:table-cell table:style-name="Cell105">
            <text:p text:style-name="P140"><text:span text:style-name="T140_1">New</text:span><text:span text:style-name="T140_2"><text:s/></text:span><text:span text:style-name="T140_3">sources</text:span><text:span text:style-name="T140_4"><text:s/></text:span><text:span text:style-name="T140_5">are</text:span><text:span text:style-name="T140_6"><text:s/></text:span><text:span text:style-name="T140_7">being</text:span><text:span text:style-name="T140_8"><text:s/></text:span><text:span text:style-name="T140_9">sent</text:span><text:span text:style-name="T140_10"><text:s/></text:span><text:span text:style-name="T140_11">to</text:span><text:span text:style-name="T140_12"><text:s/></text:span><text:span text:style-name="T140_13">coordinators</text:span><text:span text:style-name="T140_14"><text:s/></text:span><text:span text:style-name="T140_15">using</text:span><text:span text:style-name="T140_16"><text:s/></text:span><text:span text:style-name="T140_17">communication</text:span><text:span text:style-name="T140_18"><text:s/></text:span><text:span text:style-name="T140_19">lines</text:span></text:p>
          </table:table-cell>
          <table:table-cell table:style-name="Cell106">
            <text:p text:style-name="P141"/>
          </table:table-cell>
        </table:table-row>
      </table:table>
      <text:p text:style-name="P142"/>
      <text:p text:style-name="P143"><text:span text:style-name="T143_1">Marketing</text:span><text:span text:style-name="T143_2">/</text:span><text:span text:style-name="T143_3">PR</text:span><text:span text:style-name="T143_4"><text:s/></text:span><text:span text:style-name="T143_5">team</text:span></text:p>
      <text:p text:style-name="P144"/>
      <table:table table:style-name="Table10">
        <table:table-column table:style-name="Column19"/>
        <table:table-column table:style-name="Column20"/>
        <table:table-row table:style-name="Row54">
          <table:table-cell table:style-name="Cell107">
            <text:p text:style-name="P145"><text:span text:style-name="T145_1">Develop</text:span><text:span text:style-name="T145_2"><text:s/></text:span><text:span text:style-name="T145_3">team</text:span><text:span text:style-name="T145_4"><text:s/></text:span><text:span text:style-name="T145_5">strategy</text:span></text:p>
          </table:table-cell>
          <table:table-cell table:style-name="Cell108">
            <text:p text:style-name="P146"/>
          </table:table-cell>
        </table:table-row>
        <table:table-row table:style-name="Row55">
          <table:table-cell table:style-name="Cell109">
            <text:p text:style-name="P147"><text:span text:style-name="T147_1">Spread</text:span><text:span text:style-name="T147_2"><text:s/></text:span><text:span text:style-name="T147_3">the</text:span><text:span text:style-name="T147_4"><text:s/></text:span><text:span text:style-name="T147_5">Pisi</text:span><text:span text:style-name="T147_6"><text:s/></text:span><text:span text:style-name="T147_7">Linux</text:span><text:span text:style-name="T147_8"><text:s/></text:span><text:span text:style-name="T147_9">news</text:span></text:p>
          </table:table-cell>
          <table:table-cell table:style-name="Cell110">
            <text:p text:style-name="P148"/>
          </table:table-cell>
        </table:table-row>
        <table:table-row table:style-name="Row56">
          <table:table-cell table:style-name="Cell111">
            <text:p text:style-name="P149"><text:span text:style-name="T149_1">Follow</text:span><text:span text:style-name="T149_2"><text:s/></text:span><text:span text:style-name="T149_3">news</text:span><text:span text:style-name="T149_4"><text:s/></text:span><text:span text:style-name="T149_5">about</text:span><text:span text:style-name="T149_6"><text:s/></text:span><text:span text:style-name="T149_7">Pisi</text:span><text:span text:style-name="T149_8"><text:s/></text:span><text:span text:style-name="T149_9">Linux</text:span><text:span text:style-name="T149_10"><text:s/></text:span><text:span text:style-name="T149_11">and</text:span><text:span text:style-name="T149_12"><text:s/></text:span><text:span text:style-name="T149_13">give</text:span><text:span text:style-name="T149_14"><text:s/></text:span><text:span text:style-name="T149_15">feedback</text:span><text:span text:style-name="T149_16"><text:s/></text:span><text:span text:style-name="T149_17">to</text:span><text:span text:style-name="T149_18"><text:s/></text:span><text:span text:style-name="T149_19">teams</text:span></text:p>
          </table:table-cell>
          <table:table-cell table:style-name="Cell112">
            <text:p text:style-name="P150"/>
          </table:table-cell>
        </table:table-row>
        <table:table-row table:style-name="Row57">
          <table:table-cell table:style-name="Cell113">
            <text:p text:style-name="P151"><text:span text:style-name="T151_1">?</text:span></text:p>
          </table:table-cell>
          <table:table-cell table:style-name="Cell114">
            <text:p text:style-name="P152"/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